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100%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line-height="100%"/>
    </style:style>
    <style:style style:name="T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line-height="100%"/>
    </style:style>
    <style:style style:name="T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P8" style:parent-style-name="Standard" style:family="paragraph">
      <style:paragraph-properties fo:text-align="justify" fo:line-height="100%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P10" style:parent-style-name="Standard" style:family="paragraph">
      <style:paragraph-properties fo:text-align="justify" fo:line-height="100%">
        <style:tab-stops>
          <style:tab-stop style:type="left" style:position="1.0465in"/>
        </style:tab-stops>
      </style:paragraph-properties>
    </style:style>
    <style:style style:name="T1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justify" fo:line-height="100%" fo:text-indent="0.4916in">
        <style:tab-stops>
          <style:tab-stop style:type="left" style:position="1.0465in"/>
        </style:tab-stops>
      </style:paragraph-properties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P15" style:parent-style-name="Standard" style:family="paragraph">
      <style:paragraph-properties fo:text-align="justify" fo:line-height="100%" fo:text-indent="0.4916in">
        <style:tab-stops>
          <style:tab-stop style:type="left" style:position="1.0465in"/>
        </style:tab-stops>
      </style:paragraph-properties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P17" style:parent-style-name="Standard" style:family="paragraph">
      <style:paragraph-properties fo:text-align="justify" fo:line-height="100%" fo:text-indent="0.4916in">
        <style:tab-stops>
          <style:tab-stop style:type="left" style:position="1.0465in"/>
        </style:tab-stops>
      </style:paragraph-properties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P19" style:parent-style-name="Standard" style:family="paragraph">
      <style:paragraph-properties fo:line-height="100%"/>
    </style:style>
    <style:style style:name="T2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21" style:parent-style-name="Standard" style:family="paragraph">
      <style:paragraph-properties fo:line-height="100%" fo:margin-left="0.4895in">
        <style:tab-stops/>
      </style:paragraph-properties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Standard" style:family="paragraph">
      <style:paragraph-properties fo:text-align="justify" fo:line-height="100%"/>
    </style:style>
    <style:style style:name="T2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26" style:parent-style-name="Standard" style:family="paragraph">
      <style:paragraph-properties fo:text-align="justify" fo:line-height="100%"/>
    </style:style>
    <style:style style:name="T2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Standard" style:family="paragraph">
      <style:paragraph-properties fo:text-align="justify" fo:line-height="100%"/>
    </style:style>
    <style:style style:name="T30" style:parent-style-name="DefaultParagraphFont" style:family="text"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<text:span text:style-name="T2">RF3 – Cadastro de cliente</text:span></text:p>
      <text:p text:style-name="P3"><text:span text:style-name="T4">Descrição:</text:span></text:p>
      <text:p text:style-name="P5"><text:span text:style-name="T6"><text:tab/></text:span><text:span text:style-name="T7">Com a tela de cadastro aberta, o usuário deve inserir as informações do cliente</text:span></text:p>
      <text:p text:style-name="P8"><text:span text:style-name="T9"><text:tab/>em seus respectivos campos, para realizar o <text:s/>cadastro do mesmo.</text:span></text:p>
      <text:p text:style-name="P10"><text:span text:style-name="T11">Entrada:</text:span><text:span text:style-name="T12"><text:tab/></text:span></text:p>
      <text:p text:style-name="P13"><text:span text:style-name="T14">, nome do cliente, e-mail, CPF, data de nascimento, status,</text:span></text:p>
      <text:p text:style-name="P15"><text:span text:style-name="T16">telefone principal, telefone secundário, celular, logradouro, número,</text:span></text:p>
      <text:p text:style-name="P17"><text:span text:style-name="T18">complemento, bairro, cidade, CEP, UF, observação.</text:span></text:p>
      <text:p text:style-name="P19"><text:span text:style-name="T20">Processamento:</text:span></text:p>
      <text:p text:style-name="P21"><text:span text:style-name="T22">Os dados obrigatórios código do c</text:span><text:span text:style-name="T23">liente, nome do cliente, CPF, telefone principal e status devem estar preenchidos, para o software realizar o cadastro, caso contrário, não é possível finalizar a operação.</text:span></text:p>
      <text:p text:style-name="P24"><text:span text:style-name="T25">Saída:</text:span></text:p>
      <text:p text:style-name="P26"><text:span text:style-name="T27"><text:tab/></text:span><text:span text:style-name="T28">Mensagem informando que o cadastro foi realizado com sucesso.</text:span></text:p>
      <text:p text:style-name="P29"><text:span text:style-name="T30"><text:tab/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03%"/>
      <style:text-properties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go Felipe Cardoso</meta:initial-creator>
    <dc:creator>Rodrigo Felipe Cardoso</dc:creator>
    <meta:creation-date>2015-09-17T17:22:00Z</meta:creation-date>
    <dc:date>2015-09-25T23:09:00Z</dc:date>
    <meta:template xlink:href="Normal" xlink:type="simple"/>
    <meta:editing-cycles>7</meta:editing-cycles>
    <meta:editing-duration>PT1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04" meta:character-count="666" meta:row-count="4" meta:non-whitespace-character-count="563"/>
  </office:meta>
</office:document-meta>
</file>